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1.702cm"/>
    </style:style>
    <style:style style:name="co4" style:family="table-column">
      <style:table-column-properties fo:break-before="auto" style:column-width="0.875cm"/>
    </style:style>
    <style:style style:name="co5" style:family="table-column">
      <style:table-column-properties fo:break-before="auto" style:column-width="0.774cm"/>
    </style:style>
    <style:style style:name="co6" style:family="table-column">
      <style:table-column-properties fo:break-before="auto" style:column-width="1.025cm"/>
    </style:style>
    <style:style style:name="co7" style:family="table-column">
      <style:table-column-properties fo:break-before="auto" style:column-width="0.499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1.40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id</text:p>
          </table:table-cell>
          <table:table-cell office:value-type="string">
            <text:p>name</text:p>
          </table:table-cell>
          <table:table-cell office:value-type="string">
            <text:p>mid</text:p>
          </table:table-cell>
          <table:table-cell office:value-type="string">
            <text:p>h1</text:p>
          </table:table-cell>
          <table:table-cell office:value-type="string">
            <text:p>ext</text:p>
          </table:table-cell>
          <table:table-cell office:value-type="string">
            <text:p>pres</text:p>
          </table:table-cell>
          <table:table-cell office:value-type="string">
            <text:p>xx</text:p>
          </table:table-cell>
          <table:table-cell office:value-type="string">
            <text:p>avg</text:p>
          </table:table-cell>
          <table:table-cell office:value-type="string">
            <text:p>Shift 1</text:p>
          </table:table-cell>
          <table:table-cell office:value-type="string">
            <text:p>Shift 2</text:p>
          </table:table-cell>
          <table:table-cell/>
          <table:table-cell office:value-type="string">
            <text:p>q</text:p>
          </table:table-cell>
          <table:table-cell office:value-type="string">
            <text:p>m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991A36101</text:p>
          </table:table-cell>
          <table:table-cell office:value-type="string">
            <text:p>黃永宏</text:p>
          </table:table-cell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2:.F2]))" office:value-type="float" office:value="82">
            <text:p>82</text:p>
          </table:table-cell>
          <table:table-cell table:formula="of:=[.I2]+8" office:value-type="float" office:value="90">
            <text:p>90</text:p>
          </table:table-cell>
          <table:table-cell table:formula="of:=[.J2]" office:value-type="float" office:value="90">
            <text:p>90</text:p>
          </table:table-cell>
          <table:table-cell/>
          <table:table-cell table:formula="of:=[.J2]" office:value-type="float" office:value="90">
            <text:p>90</text:p>
          </table:table-cell>
          <table:table-cell office:value-type="float" office:value="80">
            <text:p>80</text:p>
          </table:table-cell>
          <table:table-cell table:formula="of:=INT((10*[.K2]-3*[.N2]-3*[.M2])/4)" office:value-type="float" office:value="97">
            <text:p>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991A36102</text:p>
          </table:table-cell>
          <table:table-cell office:value-type="string">
            <text:p>王麒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3:.F3]))" office:value-type="float" office:value="40">
            <text:p>40</text:p>
          </table:table-cell>
          <table:table-cell table:formula="of:=[.I3]+8" office:value-type="float" office:value="48">
            <text:p>48</text:p>
          </table:table-cell>
          <table:table-cell office:value-type="float" office:value="60">
            <text:p>60</text:p>
          </table:table-cell>
          <table:table-cell/>
          <table:table-cell table:formula="of:=[.J3]" office:value-type="float" office:value="48">
            <text:p>48</text:p>
          </table:table-cell>
          <table:table-cell office:value-type="float" office:value="60">
            <text:p>60</text:p>
          </table:table-cell>
          <table:table-cell table:formula="of:=INT((10*[.K3]-3*[.N3]-3*[.M3])/4)" office:value-type="float" office:value="69">
            <text:p>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991A36103</text:p>
          </table:table-cell>
          <table:table-cell office:value-type="string">
            <text:p>謝介銘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4:.F4]))" office:value-type="float" office:value="53">
            <text:p>53</text:p>
          </table:table-cell>
          <table:table-cell table:formula="of:=[.I4]+8" office:value-type="float" office:value="61">
            <text:p>61</text:p>
          </table:table-cell>
          <table:table-cell table:formula="of:=[.J4]" office:value-type="float" office:value="61">
            <text:p>61</text:p>
          </table:table-cell>
          <table:table-cell/>
          <table:table-cell table:formula="of:=[.J4]" office:value-type="float" office:value="61">
            <text:p>61</text:p>
          </table:table-cell>
          <table:table-cell office:value-type="float" office:value="60">
            <text:p>60</text:p>
          </table:table-cell>
          <table:table-cell table:formula="of:=INT((10*[.K4]-3*[.N4]-3*[.M4])/4)" office:value-type="float" office:value="61">
            <text:p>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991A36104</text:p>
          </table:table-cell>
          <table:table-cell office:value-type="string">
            <text:p>郭柄宏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5:.F5]))" office:value-type="float" office:value="35">
            <text:p>35</text:p>
          </table:table-cell>
          <table:table-cell table:formula="of:=[.I5]+8" office:value-type="float" office:value="43">
            <text:p>43</text:p>
          </table:table-cell>
          <table:table-cell office:value-type="float" office:value="60">
            <text:p>60</text:p>
          </table:table-cell>
          <table:table-cell/>
          <table:table-cell table:formula="of:=[.J5]" office:value-type="float" office:value="43">
            <text:p>43</text:p>
          </table:table-cell>
          <table:table-cell office:value-type="float" office:value="50">
            <text:p>50</text:p>
          </table:table-cell>
          <table:table-cell table:formula="of:=INT((10*[.K5]-3*[.N5]-3*[.M5])/4)" office:value-type="float" office:value="80">
            <text:p>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991A36105</text:p>
          </table:table-cell>
          <table:table-cell office:value-type="string">
            <text:p>陳順吉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-1">
            <text:p>-1</text:p>
          </table:table-cell>
          <table:table-cell/>
          <table:table-cell table:formula="of:=INT(AVERAGE([.D6:.F6]))" office:value-type="float" office:value="50">
            <text:p>50</text:p>
          </table:table-cell>
          <table:table-cell table:formula="of:=[.I6]+8" office:value-type="float" office:value="58">
            <text:p>58</text:p>
          </table:table-cell>
          <table:table-cell office:value-type="float" office:value="60">
            <text:p>60</text:p>
          </table:table-cell>
          <table:table-cell/>
          <table:table-cell table:formula="of:=[.J6]" office:value-type="float" office:value="58">
            <text:p>58</text:p>
          </table:table-cell>
          <table:table-cell office:value-type="float" office:value="50">
            <text:p>50</text:p>
          </table:table-cell>
          <table:table-cell table:formula="of:=INT((10*[.K6]-3*[.N6]-3*[.M6])/4)" office:value-type="float" office:value="69">
            <text:p>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992A36106</text:p>
          </table:table-cell>
          <table:table-cell office:value-type="string">
            <text:p>張簡米婷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-2+1</text:p>
          </table:table-cell>
          <table:table-cell/>
          <table:table-cell table:formula="of:=INT(AVERAGE([.D7:.F7]))" office:value-type="float" office:value="33">
            <text:p>33</text:p>
          </table:table-cell>
          <table:table-cell table:formula="of:=[.I7]+8" office:value-type="float" office:value="41">
            <text:p>41</text:p>
          </table:table-cell>
          <table:table-cell office:value-type="float" office:value="60">
            <text:p>60</text:p>
          </table:table-cell>
          <table:table-cell/>
          <table:table-cell table:formula="of:=[.J7]" office:value-type="float" office:value="41">
            <text:p>41</text:p>
          </table:table-cell>
          <table:table-cell office:value-type="float" office:value="50">
            <text:p>50</text:p>
          </table:table-cell>
          <table:table-cell table:formula="of:=INT((10*[.K7]-3*[.N7]-3*[.M7])/4)" office:value-type="float" office:value="81">
            <text:p>8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xxx1</text:p>
          </table:table-cell>
          <table:table-cell office:value-type="string">
            <text:p>蔡宗洋</text:p>
          </table:table-cell>
          <table:table-cell table:number-columns-repeated="5"/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J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10*[.K8]-3*[.N8]-3*[.M8])/4)"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991A36108</text:p>
          </table:table-cell>
          <table:table-cell office:value-type="string">
            <text:p>秦時棟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INT(AVERAGE([.D9:.F9]))" office:value-type="float" office:value="54">
            <text:p>54</text:p>
          </table:table-cell>
          <table:table-cell table:formula="of:=[.I9]+8" office:value-type="float" office:value="62">
            <text:p>62</text:p>
          </table:table-cell>
          <table:table-cell table:formula="of:=[.J9]" office:value-type="float" office:value="62">
            <text:p>62</text:p>
          </table:table-cell>
          <table:table-cell/>
          <table:table-cell table:formula="of:=[.J9]" office:value-type="float" office:value="62">
            <text:p>62</text:p>
          </table:table-cell>
          <table:table-cell office:value-type="float" office:value="72">
            <text:p>72</text:p>
          </table:table-cell>
          <table:table-cell table:formula="of:=INT((10*[.K9]-3*[.N9]-3*[.M9])/4)" office:value-type="float" office:value="54">
            <text:p>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991A36109</text:p>
          </table:table-cell>
          <table:table-cell office:value-type="string">
            <text:p>蔡忠憲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-1">
            <text:p>-1</text:p>
          </table:table-cell>
          <table:table-cell/>
          <table:table-cell table:formula="of:=INT(AVERAGE([.D10:.F10]))" office:value-type="float" office:value="28">
            <text:p>28</text:p>
          </table:table-cell>
          <table:table-cell table:formula="of:=[.I10]+8" office:value-type="float" office:value="36">
            <text:p>36</text:p>
          </table:table-cell>
          <table:table-cell office:value-type="float" office:value="60">
            <text:p>60</text:p>
          </table:table-cell>
          <table:table-cell/>
          <table:table-cell table:formula="of:=[.J10]" office:value-type="float" office:value="36">
            <text:p>36</text:p>
          </table:table-cell>
          <table:table-cell office:value-type="float" office:value="50">
            <text:p>50</text:p>
          </table:table-cell>
          <table:table-cell table:formula="of:=INT((10*[.K10]-3*[.N10]-3*[.M10])/4)" office:value-type="float" office:value="85">
            <text:p>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991A36110</text:p>
          </table:table-cell>
          <table:table-cell office:value-type="string">
            <text:p>黃國雄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INT(AVERAGE([.D11:.F11]))" office:value-type="float" office:value="51">
            <text:p>51</text:p>
          </table:table-cell>
          <table:table-cell table:formula="of:=[.I11]+8" office:value-type="float" office:value="59">
            <text:p>59</text:p>
          </table:table-cell>
          <table:table-cell office:value-type="float" office:value="60">
            <text:p>60</text:p>
          </table:table-cell>
          <table:table-cell/>
          <table:table-cell table:formula="of:=[.J11]" office:value-type="float" office:value="59">
            <text:p>59</text:p>
          </table:table-cell>
          <table:table-cell office:value-type="float" office:value="65">
            <text:p>65</text:p>
          </table:table-cell>
          <table:table-cell table:formula="of:=INT((10*[.K11]-3*[.N11]-3*[.M11])/4)" office:value-type="float" office:value="57">
            <text:p>5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991A36111</text:p>
          </table:table-cell>
          <table:table-cell office:value-type="string">
            <text:p>鍾信賢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12:.F12]))" office:value-type="float" office:value="70">
            <text:p>70</text:p>
          </table:table-cell>
          <table:table-cell table:formula="of:=[.I12]+8" office:value-type="float" office:value="78">
            <text:p>78</text:p>
          </table:table-cell>
          <table:table-cell table:formula="of:=[.J12]" office:value-type="float" office:value="78">
            <text:p>78</text:p>
          </table:table-cell>
          <table:table-cell/>
          <table:table-cell table:formula="of:=[.J12]" office:value-type="float" office:value="78">
            <text:p>78</text:p>
          </table:table-cell>
          <table:table-cell office:value-type="float" office:value="62">
            <text:p>62</text:p>
          </table:table-cell>
          <table:table-cell table:formula="of:=INT((10*[.K12]-3*[.N12]-3*[.M12])/4)" office:value-type="float" office:value="90">
            <text:p>9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xxx2</text:p>
          </table:table-cell>
          <table:table-cell office:value-type="string">
            <text:p>張筑閔</text:p>
          </table:table-cell>
          <table:table-cell table:number-columns-repeated="5"/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J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10*[.K13]-3*[.N13]-3*[.M13])/4)"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991A36114</text:p>
          </table:table-cell>
          <table:table-cell office:value-type="string">
            <text:p>蘇仁德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14:.F14]))" office:value-type="float" office:value="72">
            <text:p>72</text:p>
          </table:table-cell>
          <table:table-cell table:formula="of:=[.I14]+8" office:value-type="float" office:value="80">
            <text:p>80</text:p>
          </table:table-cell>
          <table:table-cell table:formula="of:=[.J14]" office:value-type="float" office:value="80">
            <text:p>80</text:p>
          </table:table-cell>
          <table:table-cell/>
          <table:table-cell table:formula="of:=[.J14]" office:value-type="float" office:value="80">
            <text:p>80</text:p>
          </table:table-cell>
          <table:table-cell office:value-type="float" office:value="76">
            <text:p>76</text:p>
          </table:table-cell>
          <table:table-cell table:formula="of:=INT((10*[.K14]-3*[.N14]-3*[.M14])/4)" office:value-type="float" office:value="83">
            <text:p>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992A36115</text:p>
          </table:table-cell>
          <table:table-cell office:value-type="string">
            <text:p>蔡幸珊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15:.F15]))" office:value-type="float" office:value="77">
            <text:p>77</text:p>
          </table:table-cell>
          <table:table-cell table:formula="of:=[.I15]+8" office:value-type="float" office:value="85">
            <text:p>85</text:p>
          </table:table-cell>
          <table:table-cell table:formula="of:=[.J15]" office:value-type="float" office:value="85">
            <text:p>85</text:p>
          </table:table-cell>
          <table:table-cell/>
          <table:table-cell table:formula="of:=[.J15]" office:value-type="float" office:value="85">
            <text:p>85</text:p>
          </table:table-cell>
          <table:table-cell office:value-type="float" office:value="67">
            <text:p>67</text:p>
          </table:table-cell>
          <table:table-cell table:formula="of:=INT((10*[.K15]-3*[.N15]-3*[.M15])/4)" office:value-type="float" office:value="98">
            <text:p>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991A36116</text:p>
          </table:table-cell>
          <table:table-cell office:value-type="string">
            <text:p>黃冠翔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16:.F16]))" office:value-type="float" office:value="74">
            <text:p>74</text:p>
          </table:table-cell>
          <table:table-cell table:formula="of:=[.I16]+8" office:value-type="float" office:value="82">
            <text:p>82</text:p>
          </table:table-cell>
          <table:table-cell table:formula="of:=[.J16]" office:value-type="float" office:value="82">
            <text:p>82</text:p>
          </table:table-cell>
          <table:table-cell/>
          <table:table-cell table:formula="of:=[.J16]" office:value-type="float" office:value="82">
            <text:p>82</text:p>
          </table:table-cell>
          <table:table-cell office:value-type="float" office:value="64">
            <text:p>64</text:p>
          </table:table-cell>
          <table:table-cell table:formula="of:=INT((10*[.K16]-3*[.N16]-3*[.M16])/4)" office:value-type="float" office:value="95">
            <text:p>9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91A36117</text:p>
          </table:table-cell>
          <table:table-cell office:value-type="string">
            <text:p>蔡忠霖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17:.F17]))" office:value-type="float" office:value="62">
            <text:p>62</text:p>
          </table:table-cell>
          <table:table-cell table:formula="of:=[.I17]+8" office:value-type="float" office:value="70">
            <text:p>70</text:p>
          </table:table-cell>
          <table:table-cell table:formula="of:=[.J17]" office:value-type="float" office:value="70">
            <text:p>70</text:p>
          </table:table-cell>
          <table:table-cell/>
          <table:table-cell table:formula="of:=[.J17]" office:value-type="float" office:value="70">
            <text:p>70</text:p>
          </table:table-cell>
          <table:table-cell office:value-type="float" office:value="66">
            <text:p>66</text:p>
          </table:table-cell>
          <table:table-cell table:formula="of:=INT((10*[.K17]-3*[.N17]-3*[.M17])/4)" office:value-type="float" office:value="73">
            <text:p>7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91A36118</text:p>
          </table:table-cell>
          <table:table-cell office:value-type="string">
            <text:p>郭晏昇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18:.F18]))" office:value-type="float" office:value="58">
            <text:p>58</text:p>
          </table:table-cell>
          <table:table-cell table:formula="of:=[.I18]+8" office:value-type="float" office:value="66">
            <text:p>66</text:p>
          </table:table-cell>
          <table:table-cell table:formula="of:=[.J18]" office:value-type="float" office:value="66">
            <text:p>66</text:p>
          </table:table-cell>
          <table:table-cell/>
          <table:table-cell table:formula="of:=[.J18]" office:value-type="float" office:value="66">
            <text:p>66</text:p>
          </table:table-cell>
          <table:table-cell office:value-type="float" office:value="54">
            <text:p>54</text:p>
          </table:table-cell>
          <table:table-cell table:formula="of:=INT((10*[.K18]-3*[.N18]-3*[.M18])/4)" office:value-type="float" office:value="75">
            <text:p>7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991A36119</text:p>
          </table:table-cell>
          <table:table-cell office:value-type="string">
            <text:p>王盟慶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table:formula="of:=INT(AVERAGE([.D19:.F19]))" office:value-type="float" office:value="55">
            <text:p>55</text:p>
          </table:table-cell>
          <table:table-cell table:formula="of:=[.I19]+8" office:value-type="float" office:value="63">
            <text:p>63</text:p>
          </table:table-cell>
          <table:table-cell table:formula="of:=[.J19]" office:value-type="float" office:value="63">
            <text:p>63</text:p>
          </table:table-cell>
          <table:table-cell/>
          <table:table-cell table:formula="of:=[.J19]" office:value-type="float" office:value="63">
            <text:p>63</text:p>
          </table:table-cell>
          <table:table-cell office:value-type="float" office:value="37">
            <text:p>37</text:p>
          </table:table-cell>
          <table:table-cell table:formula="of:=INT((10*[.K19]-3*[.N19]-3*[.M19])/4)" office:value-type="float" office:value="82">
            <text:p>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xxx3</text:p>
          </table:table-cell>
          <table:table-cell office:value-type="string">
            <text:p>梁志弘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2"/>
          <table:table-cell/>
          <table:table-cell table:formula="of:=[.J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10*[.K20]-3*[.N20]-3*[.M20])/4)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991A36121</text:p>
          </table:table-cell>
          <table:table-cell office:value-type="string">
            <text:p>吳家齊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-2">
            <text:p>-2</text:p>
          </table:table-cell>
          <table:table-cell/>
          <table:table-cell table:formula="of:=INT(AVERAGE([.D21:.F21]))" office:value-type="float" office:value="34">
            <text:p>34</text:p>
          </table:table-cell>
          <table:table-cell table:formula="of:=[.I21]+8" office:value-type="float" office:value="42">
            <text:p>42</text:p>
          </table:table-cell>
          <table:table-cell office:value-type="float" office:value="60">
            <text:p>60</text:p>
          </table:table-cell>
          <table:table-cell/>
          <table:table-cell table:formula="of:=[.J21]" office:value-type="float" office:value="42">
            <text:p>42</text:p>
          </table:table-cell>
          <table:table-cell office:value-type="float" office:value="40">
            <text:p>40</text:p>
          </table:table-cell>
          <table:table-cell table:formula="of:=INT((10*[.K21]-3*[.N21]-3*[.M21])/4)" office:value-type="float" office:value="88">
            <text:p>8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992A36122</text:p>
          </table:table-cell>
          <table:table-cell office:value-type="string">
            <text:p>李夌軒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22:.F22]))" office:value-type="float" office:value="69">
            <text:p>69</text:p>
          </table:table-cell>
          <table:table-cell table:formula="of:=[.I22]+8" office:value-type="float" office:value="77">
            <text:p>77</text:p>
          </table:table-cell>
          <table:table-cell table:formula="of:=[.J22]" office:value-type="float" office:value="77">
            <text:p>77</text:p>
          </table:table-cell>
          <table:table-cell/>
          <table:table-cell table:formula="of:=[.J22]" office:value-type="float" office:value="77">
            <text:p>77</text:p>
          </table:table-cell>
          <table:table-cell office:value-type="float" office:value="59">
            <text:p>59</text:p>
          </table:table-cell>
          <table:table-cell table:formula="of:=INT((10*[.K22]-3*[.N22]-3*[.M22])/4)" office:value-type="float" office:value="90">
            <text:p>9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992A36123</text:p>
          </table:table-cell>
          <table:table-cell office:value-type="string">
            <text:p>王貞云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23:.F23]))" office:value-type="float" office:value="33">
            <text:p>33</text:p>
          </table:table-cell>
          <table:table-cell table:formula="of:=[.I23]+8" office:value-type="float" office:value="41">
            <text:p>41</text:p>
          </table:table-cell>
          <table:table-cell office:value-type="float" office:value="60">
            <text:p>60</text:p>
          </table:table-cell>
          <table:table-cell/>
          <table:table-cell table:formula="of:=[.J23]" office:value-type="float" office:value="41">
            <text:p>41</text:p>
          </table:table-cell>
          <table:table-cell office:value-type="float" office:value="40">
            <text:p>40</text:p>
          </table:table-cell>
          <table:table-cell table:formula="of:=INT((10*[.K23]-3*[.N23]-3*[.M23])/4)" office:value-type="float" office:value="89">
            <text:p>8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xxx4</text:p>
          </table:table-cell>
          <table:table-cell office:value-type="string">
            <text:p>馬慧雯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2"/>
          <table:table-cell/>
          <table:table-cell table:formula="of:=[.J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10*[.K24]-3*[.N24]-3*[.M24])/4)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992A36125</text:p>
          </table:table-cell>
          <table:table-cell office:value-type="string">
            <text:p>王貞方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25:.F25]))" office:value-type="float" office:value="40">
            <text:p>40</text:p>
          </table:table-cell>
          <table:table-cell table:formula="of:=[.I25]+8" office:value-type="float" office:value="48">
            <text:p>48</text:p>
          </table:table-cell>
          <table:table-cell office:value-type="float" office:value="60">
            <text:p>60</text:p>
          </table:table-cell>
          <table:table-cell/>
          <table:table-cell table:formula="of:=[.J25]" office:value-type="float" office:value="48">
            <text:p>48</text:p>
          </table:table-cell>
          <table:table-cell office:value-type="float" office:value="40">
            <text:p>40</text:p>
          </table:table-cell>
          <table:table-cell table:formula="of:=INT((10*[.K25]-3*[.N25]-3*[.M25])/4)" office:value-type="float" office:value="84">
            <text:p>8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991A36126</text:p>
          </table:table-cell>
          <table:table-cell office:value-type="string">
            <text:p>李佳鴻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INT(AVERAGE([.D26:.F26]))" office:value-type="float" office:value="54">
            <text:p>54</text:p>
          </table:table-cell>
          <table:table-cell table:formula="of:=[.I26]+8" office:value-type="float" office:value="62">
            <text:p>62</text:p>
          </table:table-cell>
          <table:table-cell table:formula="of:=[.J26]" office:value-type="float" office:value="62">
            <text:p>62</text:p>
          </table:table-cell>
          <table:table-cell/>
          <table:table-cell table:formula="of:=[.J26]" office:value-type="float" office:value="62">
            <text:p>62</text:p>
          </table:table-cell>
          <table:table-cell office:value-type="float" office:value="54">
            <text:p>54</text:p>
          </table:table-cell>
          <table:table-cell table:formula="of:=INT((10*[.K26]-3*[.N26]-3*[.M26])/4)" office:value-type="float" office:value="68">
            <text:p>6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991A36128</text:p>
          </table:table-cell>
          <table:table-cell office:value-type="string">
            <text:p>許安竣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-1">
            <text:p>-1</text:p>
          </table:table-cell>
          <table:table-cell/>
          <table:table-cell table:formula="of:=INT(AVERAGE([.D27:.F27]))" office:value-type="float" office:value="44">
            <text:p>44</text:p>
          </table:table-cell>
          <table:table-cell table:formula="of:=[.I27]+8" office:value-type="float" office:value="52">
            <text:p>52</text:p>
          </table:table-cell>
          <table:table-cell office:value-type="float" office:value="60">
            <text:p>60</text:p>
          </table:table-cell>
          <table:table-cell/>
          <table:table-cell table:formula="of:=[.J27]" office:value-type="float" office:value="52">
            <text:p>52</text:p>
          </table:table-cell>
          <table:table-cell office:value-type="float" office:value="53">
            <text:p>53</text:p>
          </table:table-cell>
          <table:table-cell table:formula="of:=INT((10*[.K27]-3*[.N27]-3*[.M27])/4)" office:value-type="float" office:value="71">
            <text:p>7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991A36129</text:p>
          </table:table-cell>
          <table:table-cell office:value-type="string">
            <text:p>傅朝延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28:.F28]))" office:value-type="float" office:value="55">
            <text:p>55</text:p>
          </table:table-cell>
          <table:table-cell table:formula="of:=[.I28]+8" office:value-type="float" office:value="63">
            <text:p>63</text:p>
          </table:table-cell>
          <table:table-cell table:formula="of:=[.J28]" office:value-type="float" office:value="63">
            <text:p>63</text:p>
          </table:table-cell>
          <table:table-cell/>
          <table:table-cell table:formula="of:=[.J28]" office:value-type="float" office:value="63">
            <text:p>63</text:p>
          </table:table-cell>
          <table:table-cell office:value-type="float" office:value="47">
            <text:p>47</text:p>
          </table:table-cell>
          <table:table-cell table:formula="of:=INT((10*[.K28]-3*[.N28]-3*[.M28])/4)" office:value-type="float" office:value="75">
            <text:p>7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991A36130</text:p>
          </table:table-cell>
          <table:table-cell office:value-type="string">
            <text:p>黃成鴻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29:.F29]))" office:value-type="float" office:value="68">
            <text:p>68</text:p>
          </table:table-cell>
          <table:table-cell table:formula="of:=[.I29]+8" office:value-type="float" office:value="76">
            <text:p>76</text:p>
          </table:table-cell>
          <table:table-cell table:formula="of:=[.J29]" office:value-type="float" office:value="76">
            <text:p>76</text:p>
          </table:table-cell>
          <table:table-cell/>
          <table:table-cell table:formula="of:=[.J29]" office:value-type="float" office:value="76">
            <text:p>76</text:p>
          </table:table-cell>
          <table:table-cell office:value-type="float" office:value="54">
            <text:p>54</text:p>
          </table:table-cell>
          <table:table-cell table:formula="of:=INT((10*[.K29]-3*[.N29]-3*[.M29])/4)" office:value-type="float" office:value="92">
            <text:p>9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991A36131</text:p>
          </table:table-cell>
          <table:table-cell office:value-type="string">
            <text:p>蔡明峰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INT(AVERAGE([.D30:.F30]))" office:value-type="float" office:value="47">
            <text:p>47</text:p>
          </table:table-cell>
          <table:table-cell table:formula="of:=[.I30]+8" office:value-type="float" office:value="55">
            <text:p>55</text:p>
          </table:table-cell>
          <table:table-cell office:value-type="float" office:value="60">
            <text:p>60</text:p>
          </table:table-cell>
          <table:table-cell/>
          <table:table-cell table:formula="of:=[.J30]" office:value-type="float" office:value="55">
            <text:p>55</text:p>
          </table:table-cell>
          <table:table-cell office:value-type="float" office:value="23">
            <text:p>23</text:p>
          </table:table-cell>
          <table:table-cell table:formula="of:=INT((10*[.K30]-3*[.N30]-3*[.M30])/4)" office:value-type="float" office:value="91">
            <text:p>9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991A36132</text:p>
          </table:table-cell>
          <table:table-cell office:value-type="string">
            <text:p>李泓慶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31:.F31]))" office:value-type="float" office:value="65">
            <text:p>65</text:p>
          </table:table-cell>
          <table:table-cell table:formula="of:=[.I31]+8" office:value-type="float" office:value="73">
            <text:p>73</text:p>
          </table:table-cell>
          <table:table-cell table:formula="of:=[.J31]" office:value-type="float" office:value="73">
            <text:p>73</text:p>
          </table:table-cell>
          <table:table-cell/>
          <table:table-cell table:formula="of:=[.J31]" office:value-type="float" office:value="73">
            <text:p>73</text:p>
          </table:table-cell>
          <table:table-cell office:value-type="float" office:value="56">
            <text:p>56</text:p>
          </table:table-cell>
          <table:table-cell table:formula="of:=INT((10*[.K31]-3*[.N31]-3*[.M31])/4)" office:value-type="float" office:value="85">
            <text:p>8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992A36133</text:p>
          </table:table-cell>
          <table:table-cell office:value-type="string">
            <text:p>吳昱漩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32:.F32]))" office:value-type="float" office:value="56">
            <text:p>56</text:p>
          </table:table-cell>
          <table:table-cell table:formula="of:=[.I32]+8" office:value-type="float" office:value="64">
            <text:p>64</text:p>
          </table:table-cell>
          <table:table-cell table:formula="of:=[.J32]" office:value-type="float" office:value="64">
            <text:p>64</text:p>
          </table:table-cell>
          <table:table-cell/>
          <table:table-cell table:formula="of:=[.J32]" office:value-type="float" office:value="64">
            <text:p>64</text:p>
          </table:table-cell>
          <table:table-cell office:value-type="float" office:value="39">
            <text:p>39</text:p>
          </table:table-cell>
          <table:table-cell table:formula="of:=INT((10*[.K32]-3*[.N32]-3*[.M32])/4)" office:value-type="float" office:value="82">
            <text:p>8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xxx5</text:p>
          </table:table-cell>
          <table:table-cell office:value-type="string">
            <text:p>陳俊吉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2"/>
          <table:table-cell/>
          <table:table-cell table:formula="of:=[.J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10*[.K33]-3*[.N33]-3*[.M33])/4)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991A36135</text:p>
          </table:table-cell>
          <table:table-cell office:value-type="string">
            <text:p>周黃建丞</text:p>
          </table:table-cell>
          <table:table-cell table:number-columns-repeated="2"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-1">
            <text:p>-1</text:p>
          </table:table-cell>
          <table:table-cell/>
          <table:table-cell table:formula="of:=INT(AVERAGE([.D34:.F34]))" office:value-type="float" office:value="43">
            <text:p>43</text:p>
          </table:table-cell>
          <table:table-cell table:formula="of:=[.I34]+8" office:value-type="float" office:value="51">
            <text:p>51</text:p>
          </table:table-cell>
          <table:table-cell office:value-type="float" office:value="60">
            <text:p>60</text:p>
          </table:table-cell>
          <table:table-cell/>
          <table:table-cell table:formula="of:=[.J34]" office:value-type="float" office:value="51">
            <text:p>51</text:p>
          </table:table-cell>
          <table:table-cell office:value-type="float" office:value="30">
            <text:p>30</text:p>
          </table:table-cell>
          <table:table-cell table:formula="of:=INT((10*[.K34]-3*[.N34]-3*[.M34])/4)" office:value-type="float" office:value="89">
            <text:p>8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xxx6</text:p>
          </table:table-cell>
          <table:table-cell office:value-type="string">
            <text:p>許賀淳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2"/>
          <table:table-cell/>
          <table:table-cell table:formula="of:=[.J3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10*[.K35]-3*[.N35]-3*[.M35])/4)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991A36139</text:p>
          </table:table-cell>
          <table:table-cell office:value-type="string">
            <text:p>黃進祿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36:.F36]))" office:value-type="float" office:value="58">
            <text:p>58</text:p>
          </table:table-cell>
          <table:table-cell table:formula="of:=[.I36]+8" office:value-type="float" office:value="66">
            <text:p>66</text:p>
          </table:table-cell>
          <table:table-cell table:formula="of:=[.J36]" office:value-type="float" office:value="66">
            <text:p>66</text:p>
          </table:table-cell>
          <table:table-cell/>
          <table:table-cell table:formula="of:=[.J36]" office:value-type="float" office:value="66">
            <text:p>66</text:p>
          </table:table-cell>
          <table:table-cell office:value-type="float" office:value="55">
            <text:p>55</text:p>
          </table:table-cell>
          <table:table-cell table:formula="of:=INT((10*[.K36]-3*[.N36]-3*[.M36])/4)" office:value-type="float" office:value="74">
            <text:p>7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991A36142</text:p>
          </table:table-cell>
          <table:table-cell office:value-type="string">
            <text:p>林文程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-1">
            <text:p>-1</text:p>
          </table:table-cell>
          <table:table-cell/>
          <table:table-cell table:formula="of:=INT(AVERAGE([.D37:.F37]))" office:value-type="float" office:value="45">
            <text:p>45</text:p>
          </table:table-cell>
          <table:table-cell table:formula="of:=[.I37]+8" office:value-type="float" office:value="53">
            <text:p>53</text:p>
          </table:table-cell>
          <table:table-cell office:value-type="float" office:value="60">
            <text:p>60</text:p>
          </table:table-cell>
          <table:table-cell/>
          <table:table-cell table:formula="of:=[.J37]" office:value-type="float" office:value="53">
            <text:p>53</text:p>
          </table:table-cell>
          <table:table-cell office:value-type="float" office:value="27">
            <text:p>27</text:p>
          </table:table-cell>
          <table:table-cell table:formula="of:=INT((10*[.K37]-3*[.N37]-3*[.M37])/4)" office:value-type="float" office:value="90">
            <text:p>9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951A36162</text:p>
          </table:table-cell>
          <table:table-cell office:value-type="string">
            <text:p>黃勁翰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INT(AVERAGE([.D38:.F38]))" office:value-type="float" office:value="67">
            <text:p>67</text:p>
          </table:table-cell>
          <table:table-cell table:formula="of:=[.I38]+8" office:value-type="float" office:value="75">
            <text:p>75</text:p>
          </table:table-cell>
          <table:table-cell table:formula="of:=[.J38]" office:value-type="float" office:value="75">
            <text:p>75</text:p>
          </table:table-cell>
          <table:table-cell/>
          <table:table-cell table:formula="of:=[.J38]" office:value-type="float" office:value="75">
            <text:p>75</text:p>
          </table:table-cell>
          <table:table-cell office:value-type="float" office:value="57">
            <text:p>57</text:p>
          </table:table-cell>
          <table:table-cell table:formula="of:=INT((10*[.K38]-3*[.N38]-3*[.M38])/4)" office:value-type="float" office:value="88">
            <text:p>8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961A36225</text:p>
          </table:table-cell>
          <table:table-cell office:value-type="string">
            <text:p>張志偉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INT(AVERAGE([.D39:.F39]))" office:value-type="float" office:value="36">
            <text:p>36</text:p>
          </table:table-cell>
          <table:table-cell table:formula="of:=[.I39]+8" office:value-type="float" office:value="44">
            <text:p>44</text:p>
          </table:table-cell>
          <table:table-cell office:value-type="float" office:value="60">
            <text:p>60</text:p>
          </table:table-cell>
          <table:table-cell/>
          <table:table-cell table:formula="of:=[.J39]" office:value-type="float" office:value="44">
            <text:p>44</text:p>
          </table:table-cell>
          <table:table-cell office:value-type="float" office:value="50">
            <text:p>50</text:p>
          </table:table-cell>
          <table:table-cell table:formula="of:=INT((10*[.K39]-3*[.N39]-3*[.M39])/4)" office:value-type="float" office:value="79">
            <text:p>7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971A36158</text:p>
          </table:table-cell>
          <table:table-cell office:value-type="string">
            <text:p>王昱仁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40:.F40]))" office:value-type="float" office:value="49">
            <text:p>49</text:p>
          </table:table-cell>
          <table:table-cell table:formula="of:=[.I40]+8" office:value-type="float" office:value="57">
            <text:p>57</text:p>
          </table:table-cell>
          <table:table-cell office:value-type="float" office:value="60">
            <text:p>60</text:p>
          </table:table-cell>
          <table:table-cell/>
          <table:table-cell table:formula="of:=[.J40]" office:value-type="float" office:value="57">
            <text:p>57</text:p>
          </table:table-cell>
          <table:table-cell office:value-type="float" office:value="27">
            <text:p>27</text:p>
          </table:table-cell>
          <table:table-cell table:formula="of:=INT((10*[.K40]-3*[.N40]-3*[.M40])/4)" office:value-type="float" office:value="87">
            <text:p>8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xxx7</text:p>
          </table:table-cell>
          <table:table-cell office:value-type="string">
            <text:p>林正賢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2"/>
          <table:table-cell/>
          <table:table-cell table:formula="of:=[.J4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10*[.K41]-3*[.N41]-3*[.M41])/4)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xxx8</text:p>
          </table:table-cell>
          <table:table-cell office:value-type="string">
            <text:p>林建廷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2"/>
          <table:table-cell/>
          <table:table-cell table:formula="of:=[.J4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10*[.K42]-3*[.N42]-3*[.M42])/4)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981A36241</text:p>
          </table:table-cell>
          <table:table-cell office:value-type="string">
            <text:p>梁貴賢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-3">
            <text:p>-3</text:p>
          </table:table-cell>
          <table:table-cell/>
          <table:table-cell table:formula="of:=INT(AVERAGE([.D43:.F43]))" office:value-type="float" office:value="38">
            <text:p>38</text:p>
          </table:table-cell>
          <table:table-cell table:formula="of:=[.I43]+8" office:value-type="float" office:value="46">
            <text:p>46</text:p>
          </table:table-cell>
          <table:table-cell office:value-type="float" office:value="60">
            <text:p>60</text:p>
          </table:table-cell>
          <table:table-cell/>
          <table:table-cell table:formula="of:=[.J43]" office:value-type="float" office:value="46">
            <text:p>46</text:p>
          </table:table-cell>
          <table:table-cell office:value-type="float" office:value="40">
            <text:p>40</text:p>
          </table:table-cell>
          <table:table-cell table:formula="of:=INT((10*[.K43]-3*[.N43]-3*[.M43])/4)" office:value-type="float" office:value="85">
            <text:p>8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972436256">
            <text:p>972436256</text:p>
          </table:table-cell>
          <table:table-cell office:value-type="string">
            <text:p>陳怡欣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formula="of:=INT(AVERAGE([.D44:.F44]))" office:value-type="float" office:value="53">
            <text:p>53</text:p>
          </table:table-cell>
          <table:table-cell table:formula="of:=[.I44]+8" office:value-type="float" office:value="61">
            <text:p>61</text:p>
          </table:table-cell>
          <table:table-cell table:formula="of:=[.J44]" office:value-type="float" office:value="61">
            <text:p>61</text:p>
          </table:table-cell>
          <table:table-cell/>
          <table:table-cell table:formula="of:=[.J44]" office:value-type="float" office:value="61">
            <text:p>61</text:p>
          </table:table-cell>
          <table:table-cell office:value-type="float" office:value="39">
            <text:p>39</text:p>
          </table:table-cell>
          <table:table-cell table:formula="of:=INT((10*[.K44]-3*[.N44]-3*[.M44])/4)" office:value-type="float" office:value="77">
            <text:p>77</text:p>
          </table:table-cell>
        </table:table-row>
      </table:table>
      <table:database-ranges>
        <table:database-range table:target-range-address="Sheet1.A2:Sheet1.O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文鼎ＰＬ新宋" style:language-asian="zh" style:country-asian="TW" style:font-name-complex="文鼎ＰＬ新宋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011/06/24</text:date>, <text:time>11:0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FreeBSD/i386 OpenOffice.org_project/310m19$Build-9420</meta:generator>
    <dc:date>2011-06-24T11:05:29</dc:date>
    <dc:creator>Chih-Pin Fong</dc:creator>
    <meta:editing-duration>PT01H37M34S</meta:editing-duration>
    <meta:editing-cycles>6</meta:editing-cycles>
    <meta:document-statistic meta:table-count="1" meta:cell-count="542" meta:object-count="0"/>
  </office:meta>
</office:document-meta>
</file>